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e6ff00" draw:textarea-horizontal-align="center" draw:textarea-vertical-align="top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svg:stroke-color="#ff0000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ff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text-align="center"/>
      <style:text-properties fo:color="#0000ff"/>
    </style:style>
    <style:style style:name="T1" style:family="text">
      <style:text-properties style:text-position="-33% 58%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cm" svg:height="11cm" svg:x="1.5cm" svg:y="1.5cm">
            <text:p text:style-name="P1">Load Ca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7cm" svg:height="8.5cm" svg:x="2cm" svg:y="3cm">
            <text:p text:style-name="P1">Oven + PI lasers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2" draw:id="id2" draw:layer="layout" svg:width="4cm" svg:height="3.1cm" svg:x="3.5cm" svg:y="3.9cm">
            <text:p text:style-name="P1">Detection:</text:p>
            <text:p text:style-name="P1">kick</text:p>
            <text:p text:style-name="P1">+</text:p>
            <text:p text:style-name="P1">correlation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" draw:id="id1" draw:layer="layout" svg:width="4cm" svg:height="3.1cm" svg:x="3.5cm" svg:y="8cm">
            <text:p text:style-name="P1">Correlation</text:p>
            <text:p text:style-name="P1">Peak</text:p>
            <text:p text:style-name="P1">At</text:p>
            <text:p text:style-name="P1">F<text:span text:style-name="T1">com</text:span>?</text:p>
            <draw:enhanced-geometry svg:viewBox="0 0 21600 21600" draw:type="rectangle" draw:enhanced-path="M 0 0 L 21600 0 21600 21600 0 21600 0 0 Z N"/>
          </draw:custom-shape>
          <draw:connector draw:style-name="gr5" draw:text-style-name="P2" draw:layer="layout" draw:type="curve" draw:line-skew="-0.349cm" svg:x1="3.5cm" svg:y1="9.55cm" svg:x2="3.5cm" svg:y2="5.45cm" draw:start-shape="id1" draw:start-glue-point="3" draw:end-shape="id2" svg:d="m3500 9550c-1275 0-1275-4100 0-4100">
            <text:p text:style-name="P2"><text:span text:style-name="T2">N</text:span></text:p>
          </draw:connector>
          <draw:connector draw:style-name="gr6" draw:text-style-name="P1" draw:layer="layout" draw:type="curve" svg:x1="5.5cm" svg:y1="7cm" svg:x2="5.5cm" svg:y2="8cm" draw:start-shape="id2" draw:start-glue-point="2" draw:end-shape="id1" draw:end-glue-point="0" svg:d="m5500 7000v1000">
            <text:p/>
          </draw:connector>
          <draw:connector draw:style-name="gr7" draw:text-style-name="P3" draw:layer="layout" draw:type="curve" svg:x1="5.5cm" svg:y1="11.1cm" svg:x2="5.493cm" svg:y2="13.448cm" draw:start-shape="id1" draw:start-glue-point="2" svg:d="m5500 11100c0 2137-7 964-7 2348">
            <text:p text:style-name="P1"><text:span text:style-name="T3"><text:tab/></text:span><text:span text:style-name="T3">Y</text:span></text:p>
          </draw:connector>
        </draw:g>
        <draw:g>
          <draw:custom-shape draw:style-name="gr1" draw:text-style-name="P1" draw:layer="layout" svg:width="8cm" svg:height="11cm" svg:x="1.5cm" svg:y="13.5cm">
            <text:p text:style-name="P1">Load N2+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7cm" svg:height="8.5cm" svg:x="2cm" svg:y="15cm">
            <text:p text:style-name="P1">Beamline + Pulse las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3" draw:id="id3" draw:layer="layout" svg:width="4cm" svg:height="3.1cm" svg:x="3.5cm" svg:y="15.9cm">
            <text:p text:style-name="P1">Detection:</text:p>
            <text:p text:style-name="P1">kick</text:p>
            <text:p text:style-name="P1">+</text:p>
            <text:p text:style-name="P1">correla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" draw:id="id4" draw:layer="layout" svg:width="4cm" svg:height="3cm" svg:x="3.5cm" svg:y="20cm">
            <text:p text:style-name="P1">Shift in</text:p>
            <text:p text:style-name="P1">F<text:span text:style-name="T1">COM</text:span><text:span text:style-name="T4">?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8" draw:text-style-name="P1" draw:layer="layout" draw:type="curve" svg:x1="5.5cm" svg:y1="19cm" svg:x2="5.5cm" svg:y2="20cm" draw:start-shape="id3" draw:start-glue-point="2" draw:end-shape="id4" draw:end-glue-point="0" svg:d="m5500 19000v1000">
            <text:p/>
          </draw:connector>
          <draw:connector draw:style-name="gr5" draw:text-style-name="P2" draw:layer="layout" draw:type="curve" draw:line-skew="-0.349cm" svg:x1="3.5cm" svg:y1="21.5cm" svg:x2="3.5cm" svg:y2="17.45cm" draw:start-shape="id4" draw:start-glue-point="3" draw:end-shape="id3" draw:end-glue-point="3" svg:d="m3500 21500c-1275 0-1275-4050 0-4050">
            <text:p text:style-name="P1"><text:span text:style-name="T2">N</text:span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 </meta:initial-creator>
    <meta:creation-date>2013-02-22T15:28:19</meta:creation-date>
    <dc:date>2013-02-22T16:05:11</dc:date>
    <dc:creator>Nic </dc:creator>
    <meta:editing-duration>PT4M39S</meta:editing-duration>
    <meta:editing-cycles>1</meta:editing-cycles>
    <meta:document-statistic meta:object-count="15"/>
    <meta:generator>LibreOffice/3.6$Linux_x86 LibreOffice_project/360m1$Build-2</meta:generator>
  </office:meta>
</office:document-meta>
</file>